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ac2" officeooo:paragraph-rsid="001afac2"/>
    </style:style>
    <style:style style:name="P2" style:family="paragraph" style:parent-style-name="Standard">
      <style:paragraph-properties fo:text-align="justify" style:justify-single-word="false"/>
      <style:text-properties officeooo:rsid="001afac2" officeooo:paragraph-rsid="001afac2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284b06" officeooo:paragraph-rsid="0023e240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23e240" officeooo:paragraph-rsid="002cc0d8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278117" officeooo:paragraph-rsid="0023e240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officeooo:rsid="001afac2" officeooo:paragraph-rsid="001afac2"/>
    </style:style>
    <style:style style:name="P7" style:family="paragraph" style:parent-style-name="Standard">
      <style:paragraph-properties fo:text-align="justify" style:justify-single-word="false"/>
      <style:text-properties officeooo:paragraph-rsid="002b3ae7"/>
    </style:style>
    <style:style style:name="P8" style:family="paragraph" style:parent-style-name="Standard">
      <style:paragraph-properties fo:text-align="justify" style:justify-single-word="false"/>
      <style:text-properties officeooo:paragraph-rsid="002cc0d8"/>
    </style:style>
    <style:style style:name="P9" style:family="paragraph" style:parent-style-name="Standard">
      <style:paragraph-properties fo:text-align="justify" style:justify-single-word="false"/>
      <style:text-properties officeooo:paragraph-rsid="002de8ab"/>
    </style:style>
    <style:style style:name="P10" style:family="paragraph" style:parent-style-name="Standard">
      <style:paragraph-properties fo:text-align="justify" style:justify-single-word="false"/>
      <style:text-properties officeooo:rsid="0023a253" officeooo:paragraph-rsid="0023a253"/>
    </style:style>
    <style:style style:name="P11" style:family="paragraph" style:parent-style-name="Standard">
      <style:paragraph-properties fo:text-align="justify" style:justify-single-word="false"/>
      <style:text-properties officeooo:rsid="0023a253" officeooo:paragraph-rsid="002cc0d8"/>
    </style:style>
    <style:style style:name="P12" style:family="paragraph" style:parent-style-name="Standard">
      <style:paragraph-properties fo:text-align="justify" style:justify-single-word="false"/>
      <style:text-properties officeooo:rsid="002cc0d8" officeooo:paragraph-rsid="002cc0d8"/>
    </style:style>
    <style:style style:name="P13" style:family="paragraph" style:parent-style-name="Standard">
      <style:paragraph-properties fo:text-align="justify" style:justify-single-word="false"/>
      <style:text-properties officeooo:rsid="002fc74e" officeooo:paragraph-rsid="002fc74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e11b" style:font-style-asian="normal" style:font-style-complex="normal"/>
    </style:style>
    <style:style style:name="T3" style:family="text">
      <style:text-properties fo:font-style="normal" officeooo:rsid="0023e240" style:font-style-asian="normal" style:font-style-complex="normal"/>
    </style:style>
    <style:style style:name="T4" style:family="text">
      <style:text-properties fo:font-style="normal" officeooo:rsid="00262c83" style:font-style-asian="normal" style:font-style-complex="normal"/>
    </style:style>
    <style:style style:name="T5" style:family="text">
      <style:text-properties fo:font-style="normal" officeooo:rsid="00278117" style:font-style-asian="normal" style:font-style-complex="normal"/>
    </style:style>
    <style:style style:name="T6" style:family="text">
      <style:text-properties fo:font-style="normal" officeooo:rsid="002de8ab" style:font-style-asian="normal" style:font-style-complex="normal"/>
    </style:style>
    <style:style style:name="T7" style:family="text">
      <style:text-properties officeooo:rsid="002a8c01"/>
    </style:style>
    <style:style style:name="T8" style:family="text">
      <style:text-properties officeooo:rsid="002b1e9d"/>
    </style:style>
    <style:style style:name="T9" style:family="text">
      <style:text-properties officeooo:rsid="002b3ae7"/>
    </style:style>
    <style:style style:name="T10" style:family="text">
      <style:text-properties officeooo:rsid="002cc0d8"/>
    </style:style>
    <style:style style:name="T11" style:family="text">
      <style:text-properties officeooo:rsid="002de8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for the PowerPoint Presentation</text:p>
      <text:p text:style-name="P2">Hi, my name is Vimal Vinod and I’m in Yr 12. For my EPQ I researched ways to improve graph colouring algorithms.</text:p>
      <text:p text:style-name="P2"/>
      <text:p text:style-name="P7"><text:span text:style-name="T7">Graphs, you can think of, as one or more dots connected by lines. And </text:span><text:span text:style-name="T8">you</text:span><text:span text:style-name="T7"> colour a graph </text:span><text:span text:style-name="T8">by</text:span><text:span text:style-name="T7"> assign</text:span><text:span text:style-name="T8">ing</text:span><text:span text:style-name="T7"> a natural number like 1, 2 </text:span><text:span text:style-name="T8">and</text:span><text:span text:style-name="T7"> 3 </text:span><text:span text:style-name="T8">to a vertex.</text:span></text:p>
      <text:p text:style-name="P7"/>
      <text:p text:style-name="P9"><text:span text:style-name="T11">It doesn’t necessarily have to be the vertex though, y</text:span><text:span text:style-name="T10">ou can colour any part of a graph though.</text:span></text:p>
      <text:p text:style-name="P9"/>
      <text:p text:style-name="P9"><text:span text:style-name="T11">F</text:span><text:span text:style-name="T7">or example </text:span><text:span text:style-name="T8">the four colour theorem,</text:span></text:p>
      <text:p text:style-name="P9"><text:span text:style-name="T8">that says that any map can be coloured in four colours or </text:span><text:span text:style-name="T9">fewer </text:span><text:span text:style-name="T11">so that neighbouring countries don’t share the same colour</text:span><text:span text:style-name="T8">,</text:span></text:p>
      <text:p text:style-name="P9"><text:span text:style-name="T8">is a problem about colouring the faces of a </text:span><text:span text:style-name="T9">graph.</text:span></text:p>
      <text:p text:style-name="P8"/>
      <text:p text:style-name="P8"><text:span text:style-name="T10">But t</text:span><text:span text:style-name="T9">hese can easily be converted into vertex colouring problems</text:span><text:span text:style-name="T8">.</text:span></text:p>
      <text:p text:style-name="P10"><text:span text:style-name="T2"/></text:p>
      <text:p text:style-name="P12"><text:span text:style-name="T2">S</text:span><text:span text:style-name="T1">o, why would you want to colour a graph in the first place?</text:span></text:p>
      <text:p text:style-name="P10"><text:span text:style-name="T2"/></text:p>
      <text:p text:style-name="P11"><text:span text:style-name="T6">Well it could be that you wanted to calculate the</text:span><text:span text:style-name="T1"> chromatic number, </text:span><text:span text:style-name="T6">which is</text:span><text:span text:style-name="T1"> </text:span><text:span text:style-name="T6">the smallest number of colours you need to colour a graph</text:span><text:span text:style-name="T1">.</text:span></text:p>
      <text:p text:style-name="P11"><text:span text:style-name="T1"/></text:p>
      <text:p text:style-name="P13"><text:span text:style-name="T1">Another situation in which you may use graph colouring is when you want to identify independent sets like a group of people who are not friends with each other or tasks that can be done at the same time.</text:span></text:p>
      <text:p text:style-name="P4"><text:span text:style-name="T3"/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8:07:58.889575445</meta:creation-date>
    <dc:date>2021-02-25T11:28:18.825580803</dc:date>
    <meta:editing-duration>PT1H34M2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201" meta:character-count="1064" meta:non-whitespace-character-count="874"/>
  </office:meta>
</office:document-meta>
</file>